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loext:padding="0.049cm" loext:border="0.06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 <text:a xlink:type="simple" xlink:href="https://www.theverge.com/23351948/apple-iphone-14-pro-review" text:style-name="Internet_20_link" text:visited-style-name="Visited_20_Internet_20_Link"><text:span text:style-name="T1">Apple iPhone 14 Pro and Pro Max</text:span></text:a></text:h>
      <text:h text:style-name="Heading_20_3" text:outline-level="3">2. <text:a xlink:type="simple" xlink:href="https://www.theverge.com/22955139/samsung-galaxy-s22-plus-review" text:style-name="Internet_20_link" text:visited-style-name="Visited_20_Internet_20_Link"><text:span text:style-name="T1">Samsung Galaxy S22 Plus</text:span></text:a></text:h>
      <text:h text:style-name="Heading_20_3" text:outline-level="3">3. <text:a xlink:type="simple" xlink:href="https://www.theverge.com/22684421/apple-iphone-13-mini-review" text:style-name="Internet_20_link" text:visited-style-name="Visited_20_Internet_20_Link"><text:span text:style-name="T1">Apple iPhone 13</text:span></text:a></text:h>
      <text:h text:style-name="Heading_20_3" text:outline-level="3">4. <text:a xlink:type="simple" xlink:href="https://www.theverge.com/22941246/samsung-galaxy-s22-ultra-review-price-screen-specs-stylus" text:style-name="Internet_20_link" text:visited-style-name="Visited_20_Internet_20_Link"><text:span text:style-name="T1">Samsung Galaxy S22 Ultra</text:span></text:a></text:h>
      <text:h text:style-name="Heading_20_3" text:outline-level="3">5. <text:a xlink:type="simple" xlink:href="https://www.theverge.com/22684421/apple-iphone-13-mini-review" text:style-name="Internet_20_link" text:visited-style-name="Visited_20_Internet_20_Link"><text:span text:style-name="T1">Apple iPhone 13 Mini</text:span></text:a></text:h>
      <text:h text:style-name="Heading_20_3" text:outline-level="3">6. <text:a xlink:type="simple" xlink:href="https://www.theverge.com/22750387/google-pixel-6-pro-review" text:style-name="Internet_20_link" text:visited-style-name="Visited_20_Internet_20_Link"><text:span text:style-name="T1">Google Pixel 6</text:span></text:a></text:h>
      <text:h text:style-name="Heading_20_3" text:outline-level="3">7. <text:a xlink:type="simple" xlink:href="https://www.theverge.com/23272042/google-pixel-6a-review-screen-price-specs-battery-camera" text:style-name="Internet_20_link" text:visited-style-name="Visited_20_Internet_20_Link"><text:span text:style-name="T1">Google Pixel 6A</text:span></text:a></text:h>
      <text:h text:style-name="Heading_20_3" text:outline-level="3">8. <text:a xlink:type="simple" xlink:href="https://www.theverge.com/23312037/samsung-galaxy-z-flip-4-review-price-specs-screen-camera-battery" text:style-name="Internet_20_link" text:visited-style-name="Visited_20_Internet_20_Link"><text:span text:style-name="T1">Samsung Galaxy Z Flip 4</text:span></text:a></text:h>
      <text:h text:style-name="Heading_20_3" text:outline-level="3">9. <text:a xlink:type="simple" xlink:href="https://www.theverge.com/23308459/samsung-galaxy-z-fold-4-review-screen-battery-camera-price" text:style-name="Internet_20_link" text:visited-style-name="Visited_20_Internet_20_Link"><text:span text:style-name="T1">Samsung Galaxy Z Fold 4</text:span></text:a></text:h>
      <text:h text:style-name="Heading_20_3" text:outline-level="3">10. <text:a xlink:type="simple" xlink:href="https://www.theverge.com/23289302/oneplus-10t-review-specs-price-screen-fast-charging-camera" text:style-name="Internet_20_link" text:visited-style-name="Visited_20_Internet_20_Link"><text:span text:style-name="T1">OnePlus 10T</text:span></text:a></text:h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2-10-28T11:12:55.263000000</dc:date>
    <meta:editing-duration>PT1M11S</meta:editing-duration>
    <meta:editing-cycles>1</meta:editing-cycles>
    <meta:document-statistic meta:table-count="0" meta:image-count="0" meta:object-count="0" meta:page-count="1" meta:paragraph-count="10" meta:word-count="50" meta:character-count="230" meta:non-whitespace-character-count="190"/>
  </office:meta>
</office:document-meta>
</file>